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list-style-name="L1">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sfuerzo</text:p>
      <text:p text:style-name="P1"/>
      <text:p text:style-name="P2">Esfuerzate, y esforcémonos por nuestro pueblo, y por la ciudades de nuestro Dios; y haga Jehová lo que bien le parezca. 1 Cronicas 19:14</text:p>
      <text:p text:style-name="P2"/>
      <text:p text:style-name="P4">Introducción</text:p>
      <text:p text:style-name="P4"><text:tab/></text:p>
      <text:p text:style-name="P2">¿Cuanto nos hemos esforzado por ayudar a nuestro pueblo?</text:p>
      <text:p text:style-name="P2"/>
      <text:p text:style-name="P2"/>
      <text:p text:style-name="P2">Recordemos como el señor Jesús recorria las ciudades de aquella epoca con sus apostoles, clamaba a su padre como en Getsemaní aunque sus apostoles <text:s/>no se esforzaron y se quedaron dormidos (Mc 14:37-38)</text:p>
      <text:p text:style-name="P2"/>
      <text:p text:style-name="P2">“37 Vino luego y los halló durmiendo; y dijo a Pedro: Simón, ¿duermes? ¿No has podido velar una hora? 38Velad y orad, para que no entréis en tentación; el espíritu a la verdad está dispuesto, pero la carne es débil. ”</text:p>
      <text:p text:style-name="P2"/>
      <text:p text:style-name="P4">Beneficios de esforzarnos</text:p>
      <text:p text:style-name="P2"/>
      <text:p text:style-name="P2">Dios mando el esfuerzo a su pueblo y presenta los siguientes beneficios:</text:p>
      <text:p text:style-name="P2"/>
      <text:list xml:id="list787281997" text:style-name="L1">
        <text:list-item>
          <text:p text:style-name="P5">Guía permanente de Dios</text:p>
        </text:list-item>
      </text:list>
      <text:p text:style-name="P2"><text:tab/><text:span text:style-name="T1">Josué 1:9, <text:s/></text:span><text:span text:style-name="T2">Dios nos soportará a medida que nos esforcemos y <text:tab/>seamos valiente por que el desea que sus hijos crezcan día para que <text:tab/>así pueden llevar sus buenas nuevas y sean buenos en todo aspecto.</text:span></text:p>
      <text:p text:style-name="P2"><text:span text:style-name="T2"/></text:p>
      <text:list xml:id="list201152057" text:continue-numbering="true" text:style-name="L1">
        <text:list-item>
          <text:p text:style-name="P5">Te dará salvación</text:p>
          <text:p text:style-name="P3">Lucas 23:22-24 , tu gran recompensa no es de este mundo por que nosotros hemos sido creados para la eternidad, esforzando nos conlleva a la salvación.</text:p>
        </text:list-item>
      </text:list>
      <text:p text:style-name="P2"/>
      <text:p text:style-name="P2"/>
      <text:p text:style-name="P2"/>
      <text:list xml:id="list1998402022" text:continue-numbering="true" text:style-name="L1">
        <text:list-item>
          <text:p text:style-name="P5">Cosecharas frutos</text:p>
          <text:p text:style-name="P3">Debemos esforzarnos en la gracia en Cristo <text:span text:style-name="T1">2 Timoteo 2:1</text:span>, primero trabajemos y esforzemonos para cosechar nuestros frutos <text:span text:style-name="T1">2 Timoteo 2:6 .</text:span></text:p>
        </text:list-item>
        <text:list-item>
          <text:p text:style-name="P3"><text:span text:style-name="T1"/></text:p>
          <text:p text:style-name="P3">Debemos esforzarnos en llevar el evangelio de nuestro Jesús hasta los confines del mundo, pero no es el único por que debemos esforzarnos en toda cosa que emprendamos haciendolas como para el señor Jesús y obtendrás algo mayor <text:span text:style-name="T1">Coloncenses 3:23-24</text:span> :</text:p>
        </text:list-item>
      </text:list>
      <text:p text:style-name="P2"/>
      <text:p text:style-name="P2"><text:tab/>“23 Y todo lo que hagáis, hacedlo de corazón, como para el Señor y <text:tab/>no para los hombres;24 sabiendo que del Señor recibiréis la <text:tab/>recompensa de la herencia, porque a Cristo el Señor servís. “</text:p>
      <text:p text:style-name="P2"/>
      <text:p text:style-name="P2"><text:tab/>Pon a nuestro padre primero ante todo y el te guiará así estes en <text:tab/>sombra <text:s/>de muerte <text:span text:style-name="T1">Salmos 23</text:span>.</text:p>
      <text:p text:style-name="P2"/>
      <text:p text:style-name="P2"><text:tab/>No nos conforméis con este siglo y renovaos <text:span text:style-name="T1">Romanos 1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0.7874in" fo:margin-top="0.7874in" fo:margin-bottom="0.7874in" fo:margin-left="0.7874in" fo:margin-right="0.7874in" style:writing-mode="lr-tb" style:footnote-max-height="0in">
        <style:columns fo:column-count="2" fo:column-gap="0in">
          <style:column style:rel-width="4986*" fo:start-indent="0in" fo:end-indent="0in"/>
          <style:column style:rel-width="4986*"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s </meta:initial-creator>
    <meta:creation-date>2012-11-23T07:22:55</meta:creation-date>
    <dc:date>2012-11-23T08:08:42</dc:date>
    <dc:creator>marks </dc:creator>
    <meta:editing-duration>PT6S</meta:editing-duration>
    <meta:editing-cycles>1</meta:editing-cycles>
    <meta:document-statistic meta:table-count="0" meta:image-count="0" meta:object-count="0" meta:page-count="1" meta:paragraph-count="19" meta:word-count="325" meta:character-count="1811" meta:non-whitespace-character-count="1551"/>
    <meta:generator>LibreOffice/3.5$Linux_X86_64 LibreOffice_project/350m1$Build-2</meta:generator>
  </office:meta>
</office:document-meta>
</file>